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c957f" officeooo:paragraph-rsid="000c957f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style:snap-to-layout-grid="false"/>
      <style:text-properties style:font-name="Helvetica" fo:font-size="12pt" fo:font-weight="bold" officeooo:rsid="000deea7" officeooo:paragraph-rsid="000deea7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deea7" officeooo:paragraph-rsid="000deea7" style:font-size-asian="12pt" style:font-name-complex="Helvetica"/>
    </style:style>
    <style:style style:name="P13" style:family="paragraph" style:parent-style-name="Standard">
      <style:paragraph-properties style:snap-to-layout-grid="false"/>
      <style:text-properties style:font-name="Helvetica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fo:font-size="12pt" fo:font-weight="bold" officeooo:rsid="000fd64d" officeooo:paragraph-rsid="000fd64d" style:font-size-asian="12pt" style:font-weight-asian="bold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fo:font-size="12pt" fo:font-weight="bold" officeooo:rsid="000fd64d" officeooo:paragraph-rsid="0012773d" style:font-size-asian="12pt" style:font-weight-asian="bold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fd64d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fd64d" officeooo:paragraph-rsid="000fd64d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paragraph-rsid="0012773d" style:font-size-asian="12pt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officeooo:rsid="000fd64d" officeooo:paragraph-rsid="000fd64d" style:font-name-complex="Helvetica"/>
    </style:style>
    <style:style style:name="P20" style:family="paragraph" style:parent-style-name="Standard">
      <style:text-properties fo:font-size="12pt" officeooo:rsid="000c957f" officeooo:paragraph-rsid="0012773d" style:font-size-asian="12pt"/>
    </style:style>
    <style:style style:name="P21" style:family="paragraph" style:parent-style-name="Heading_20_3">
      <style:paragraph-properties style:snap-to-layout-grid="false"/>
      <style:text-properties fo:font-weight="bold" style:font-weight-asian="bold"/>
    </style:style>
    <style:style style:name="P22" style:family="paragraph" style:parent-style-name="Heading_20_3">
      <style:paragraph-properties fo:text-align="center" style:justify-single-word="false"/>
      <style:text-properties officeooo:rsid="000c957f" officeooo:paragraph-rsid="000c957f"/>
    </style:style>
    <style:style style:name="P23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4" style:family="paragraph" style:parent-style-name="Heading_20_4">
      <style:text-properties style:font-name="Helvetica" style:font-name-complex="Helvetica"/>
    </style:style>
    <style:style style:name="P25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6" style:family="paragraph" style:parent-style-name="Heading_20_1">
      <style:text-properties fo:font-weight="bold" style:font-weight-asian="bold"/>
    </style:style>
    <style:style style:name="P27" style:family="paragraph" style:parent-style-name="Heading_20_1">
      <style:paragraph-properties style:snap-to-layout-grid="false"/>
      <style:text-properties fo:font-weight="bold" style:font-weight-asian="bold"/>
    </style:style>
    <style:style style:name="P28" style:family="paragraph" style:parent-style-name="Heading_20_1">
      <style:text-properties style:font-name="Helvetica" style:font-name-complex="Helvetica"/>
    </style:style>
    <style:style style:name="T1" style:family="text">
      <style:text-properties officeooo:rsid="000fd64d"/>
    </style:style>
    <style:style style:name="T2" style:family="text">
      <style:text-properties officeooo:rsid="0010c17f"/>
    </style:style>
    <style:style style:name="T3" style:family="text">
      <style:text-properties officeooo:rsid="0012773d"/>
    </style:style>
    <style:style style:name="T4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5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3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7" text:outline-level="1"/>
          </table:table-cell>
          <table:table-cell table:style-name="Table1.A2" table:number-columns-spanned="2" office:value-type="string">
            <text:h text:style-name="P21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6" text:outline-level="1">Project</text:h>
          </table:table-cell>
          <table:table-cell table:style-name="Table1.A3" table:number-columns-spanned="3" office:value-type="string">
            <text:h text:style-name="P22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1">3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20"><text:span text:style-name="T3">Nikola Radisavljevic</text:span>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2<text:span text:style-name="T2">8</text:span>.10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4">-The first presentation 'Project Plan and Vision' has been held this week. </text:p>
            <text:p text:style-name="P14">-Customers were met for the first time, <text:span text:style-name="T3">and first requirements are gather.</text:span></text:p>
            <text:p text:style-name="P14">-Work on the project plan document.</text:p>
            <text:p text:style-name="P15"><text:span text:style-name="T3">-Start preparation for next meeting with customer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5"><text:span text:style-name="T3">Problems related to requirements. <text:s/></text:span>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9">-<text:span text:style-name="T1">Fi</text:span><text:span text:style-name="T3">nish</text:span><text:span text:style-name="T1"> the Project Plan document</text:span></text:p>
            <text:p text:style-name="P14">-Set up environment</text:p>
            <text:p text:style-name="P14">-Meet <text:span text:style-name="T3">the</text:span> customers</text:p>
            <text:p text:style-name="P14">-Work on requirements</text:p>
            <text:p text:style-name="P9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4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8" text:outline-level="1">Monday</text:h>
          </table:table-cell>
          <table:table-cell table:style-name="Table4.A2" office:value-type="string">
            <text:p text:style-name="P17">2</text:p>
          </table:table-cell>
          <table:table-cell table:style-name="Table4.A2" office:value-type="string">
            <text:p text:style-name="P16">Group meeting, setting up Git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7">3</text:p>
          </table:table-cell>
          <table:table-cell table:style-name="Table4.A2" office:value-type="string">
            <text:p text:style-name="P17">Group meeting, Minutes of meeting document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7">2</text:p>
          </table:table-cell>
          <table:table-cell table:style-name="Table4.A2" office:value-type="string">
            <text:p text:style-name="P17">Presentation preparations, work on Project Plan document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7">3</text:p>
          </table:table-cell>
          <table:table-cell table:style-name="Table4.A2" office:value-type="string">
            <text:p text:style-name="P12">Course Lecture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7">2</text:p>
          </table:table-cell>
          <table:table-cell table:style-name="Table4.A2" office:value-type="string">
            <text:p text:style-name="P17">Work on project plan document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18"><text:span text:style-name="T3">1</text:span></text:p>
          </table:table-cell>
          <table:table-cell table:style-name="Table4.A10" office:value-type="string">
            <text:p text:style-name="P18"><text:span text:style-name="T3">Making the mockup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9">1<text:span text:style-name="T3">3</text:span></text:p>
          </table:table-cell>
          <table:table-cell table:style-name="Table4.A11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0-28T15:12:37.77</dc:date>
    <meta:print-date>1998-10-09T11:53:00</meta:print-date>
    <meta:editing-cycles>15</meta:editing-cycles>
    <meta:editing-duration>PT16M</meta:editing-duration>
    <meta:generator>LibreOffice/3.6$Windows_x86 LibreOffice_project/2ef5aff-a6fb0ff-166bdff-cf087ad-0f1389</meta:generator>
    <meta:document-statistic meta:table-count="4" meta:image-count="3" meta:object-count="0" meta:page-count="2" meta:paragraph-count="47" meta:word-count="126" meta:character-count="786" meta:non-whitespace-character-count="704"/>
  </office:meta>
</office:document-meta>
</file>